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6.5827in"/>
    </style:style>
    <style:style style:name="co3" style:family="table-column">
      <style:table-column-properties fo:break-before="auto" style:column-width="7.94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hello-world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ls</text:p>
          </table:table-cell>
          <table:table-cell table:style-name="ce2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</text:p>
          </table:table-cell>
          <table:table-cell table:style-name="ce2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</text:p>
          </table:table-cell>
          <table:table-cell table:style-name="ce2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rm hello-world </text:p>
          </table:table-cell>
          <table:table-cell table:style-name="ce2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 | grep hello-world</text:p>
          </table:table-cell>
          <table:table-cell table:style-name="ce2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</text:p>
          </table:table-cell>
          <table:table-cell table:style-name="ce2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1 id2 id3</text:p>
          </table:table-cell>
          <table:table-cell table:style-name="ce2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prune</text:p>
          </table:table-cell>
          <table:table-cell table:style-name="ce2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rune</text:p>
          </table:table-cell>
          <table:table-cell table:style-name="ce2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ystem prune</text:p>
          </table:table-cell>
          <table:table-cell table:style-name="ce2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ull hello-world</text:p>
          </table:table-cell>
          <table:table-cell table:style-name="ce2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nginx</text:p>
          </table:table-cell>
          <table:table-cell table:style-name="ce2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-d nginx</text:p>
          </table:table-cell>
          <table:table-cell table:style-name="ce2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stop gifted_edison</text:p>
          </table:table-cell>
          <table:table-cell table:style-name="ce2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gifted_edison</text:p>
          </table:table-cell>
          <table:table-cell table:style-name="ce2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- -force gifted_edison</text:p>
          </table:table-cell>
          <table:table-cell table:style-name="ce2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exec &lt;container&gt;</text:p>
          </table:table-cell>
          <table:table-cell table:style-name="ce2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it - - name looper ubuntu sh -c ‘while true; do date; sleep 1; done”</text:p>
          </table:table-cell>
          <table:table-cell table:style-name="ce2" office:value-type="string" calcext:value-type="string">
            <text:p>-d detached, -i STDIN in to the container, -t interaction ie. tty, name looper for easier referenc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<text:s/>logs -f looper</text:p>
          </table:table-cell>
          <table:table-cell table:style-name="ce2" office:value-type="string" calcext:value-type="string">
            <text:p>show logs of the given container nam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ause looper</text:p>
          </table:table-cell>
          <table:table-cell table:style-name="ce2" office:value-type="string" calcext:value-type="string">
            <text:p>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unpause looper</text:p>
          </table:table-cell>
          <table:table-cell table:style-name="ce2" office:value-type="string" calcext:value-type="string">
            <text:p>un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</text:p>
          </table:table-cell>
          <table:table-cell table:style-name="ce2" office:value-type="string" calcext:value-type="string">
            <text:p>attaches another terminal to the container. In the attached terminal pressing ctrl-c will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 --no-stdin</text:p>
          </table:table-cell>
          <table:table-cell table:style-name="ce2" office:value-type="string" calcext:value-type="string">
            <text:p>--no-stdin makes sure that pressing ctrl-c in the attached terminal will not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exec -it looper bash</text:p>
          </table:table-cell>
          <table:table-cell table:style-name="ce2" office:value-type="string" calcext:value-type="string">
            <text:p>enter a container by starting a new process in i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ps aux</text:p>
          </table:table-cell>
          <table:table-cell table:style-name="ce2" office:value-type="string" calcext:value-type="string">
            <text:p>list processes running inside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exit</text:p>
          </table:table-cell>
          <table:table-cell table:style-name="ce2" office:value-type="string" calcext:value-type="string">
            <text:p>exits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kill looper</text:p>
          </table:table-cell>
          <table:table-cell table:style-name="ce2" office:value-type="string" calcext:value-type="string">
            <text:p>stop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-rm -it --name looper-it ubuntu sh -c 'while true; do date; sleep 1; done'</text:p>
          </table:table-cell>
          <table:table-cell table:style-name="ce2" office:value-type="string" calcext:value-type="string">
            <text:p>--rm removes the container automatically once it is exit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p + ctrl-q</text:p>
          </table:table-cell>
          <table:table-cell table:style-name="ce2" office:value-type="string" calcext:value-type="string">
            <text:p><text:s/>in an attached terminal will detach from the STDOU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c</text:p>
          </table:table-cell>
          <table:table-cell table:style-name="ce2" office:value-type="string" calcext:value-type="string">
            <text:p><text:s/>in an attached terminal will will remove the container if it was run with flag –rm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ull ubuntu</text:p>
          </table:table-cell>
          <table:table-cell table:style-name="ce2" office:value-type="string" calcext:value-type="string">
            <text:p>pulls latest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ull ubuntu:18.04</text:p>
          </table:table-cell>
          <table:table-cell table:style-name="ce2" office:value-type="string" calcext:value-type="string">
            <text:p>pulls the specified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tag ubuntu:18.04 fav_distro:bionic</text:p>
          </table:table-cell>
          <table:table-cell table:style-name="ce2" office:value-type="string" calcext:value-type="string">
            <text:p>change name and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earch hello-world</text:p>
          </table:table-cell>
          <table:table-cell table:style-name="ce2" office:value-type="string" calcext:value-type="string">
            <text:p>search for an image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s</text:p>
          </table:table-cell>
          <table:table-cell table:style-name="ce2" office:value-type="string" calcext:value-type="string">
            <text:p>list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build . -t hello-docker</text:p>
          </table:table-cell>
          <table:table-cell table:style-name="ce2" office:value-type="string" calcext:value-type="string">
            <text:p>builds an image named hello-docker from the Dockerfile that is in the same fold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it hello-docker sh</text:p>
          </table:table-cell>
          <table:table-cell table:style-name="ce2" office:value-type="string" calcext:value-type="string">
            <text:p>goes into to the created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uch additional.txt</text:p>
          </table:table-cell>
          <table:table-cell table:style-name="ce2" office:value-type="string" calcext:value-type="string">
            <text:p>creates a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p ./additional.txt zen_rosalind:/usr/src/app/</text:p>
          </table:table-cell>
          <table:table-cell table:style-name="ce2" office:value-type="string" calcext:value-type="string">
            <text:p>copies the file to the container named zen_rosali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diff zen_rosalind</text:p>
          </table:table-cell>
          <table:table-cell table:style-name="ce2" office:value-type="string" calcext:value-type="string">
            <text:p>see the differences to the latest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<text:span text:style-name="T1">docker commit zen_rosalind</text:span> hello-docker-additional</text:p>
          </table:table-cell>
          <table:table-cell table:style-name="ce2" office:value-type="string" calcext:value-type="string">
            <text:p>saves the changes as a new layer. This is not really used because it is better to change the Dockerfil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hello-docker:v2 ls <text:s/></text:p>
          </table:table-cell>
          <table:table-cell table:style-name="ce2" office:value-type="string" calcext:value-type="string">
            <text:p>lists contents of the docker container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e LANG=C.UTF-8 -e LC_ALL=C.UTF-8 -it ubuntu:18.04</text:p>
          </table:table-cell>
          <table:table-cell table:style-name="ce2" office:value-type="string" calcext:value-type="string">
            <text:p>fix for LC_ALL warn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C_ALL=C.UTF-8 youtube-dl </text:p>
          </table:table-cell>
          <table:table-cell table:style-name="ce2" office:value-type="string" calcext:value-type="string">
            <text:p>fix for LC_ALL warn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xport LC_ALL=C.UTF-8 </text:p>
          </table:table-cell>
          <table:table-cell table:style-name="ce2" office:value-type="string" calcext:value-type="string">
            <text:p>persist for the sess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v "$(pwd):/mydir" youtube-dl <text:a xlink:href="https://imgur.com/JY5tHqr" xlink:type="simple">https://imgur.com/JY5tHqr</text:a></text:p>
          </table:table-cell>
          <table:table-cell table:style-name="ce2" office:value-type="string" calcext:value-type="string">
            <text:p>-v flag get the file directly to our host machine</text:p>
          </table:table-cell>
          <table:table-cell table:number-columns-repeated="1021"/>
        </table:table-row>
        <table:table-row table:style-name="ro1" table:number-rows-repeated="98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ail -f ./text.log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uch hello.sh</text:p>
          </table:table-cell>
          <table:table-cell table:style-name="ce2" office:value-type="string" calcext:value-type="string">
            <text:p>creates the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no hello.sh</text:p>
          </table:table-cell>
          <table:table-cell table:style-name="ce2" office:value-type="string" calcext:value-type="string">
            <text:p>opens the nano text editor in the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mod +x hello.sh</text:p>
          </table:table-cell>
          <table:table-cell table:style-name="ce2" office:value-type="string" calcext:value-type="string">
            <text:p>makes the file executable, ie. runnab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./hello.sh</text:p>
          </table:table-cell>
          <table:table-cell table:style-name="ce2" office:value-type="string" calcext:value-type="string">
            <text:p>runs the fi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pt-get update &amp;&amp; apt-get install -y curl </text:p>
          </table:table-cell>
          <table:table-cell table:style-name="ce2" office:value-type="string" calcext:value-type="string">
            <text:p>install curl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mod a+rx /usr/local/bin/youtube-dl </text:p>
          </table:table-cell>
          <table:table-cell table:style-name="ce2" office:value-type="string" calcext:value-type="string">
            <text:p>add permission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wd</text:p>
          </table:table-cell>
          <table:table-cell table:style-name="ce2" office:value-type="string" calcext:value-type="string">
            <text:p>current location</text:p>
          </table:table-cell>
          <table:table-cell table:number-columns-repeated="1021"/>
        </table:table-row>
        <table:table-row table:style-name="ro1" table:number-rows-repeated="138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8:50:57.101301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04T09:32:28.932783034</dc:date>
    <meta:editing-duration>PT4H25S</meta:editing-duration>
    <meta:editing-cycles>31</meta:editing-cycles>
    <meta:generator>LibreOffice/6.4.7.2$Linux_X86_64 LibreOffice_project/40$Build-2</meta:generator>
    <meta:document-statistic meta:table-count="2" meta:cell-count="110" meta:object-count="0"/>
  </office:meta>
</office:document-meta>
</file>